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ps-iter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educ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Epsilon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Log(iter)</text:p>
          </table:table-cell>
          <table:table-cell table:style-name="ce1"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590">
            <text:p>590</text:p>
          </table:table-cell>
          <table:table-cell table:formula="of:=LOG([.B3])" office:value-type="float" office:value="2.77085201164214">
            <text:p>2,77</text:p>
          </table:table-cell>
          <table:table-cell/>
          <table:table-cell table:style-name="ce4"/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9780">
            <text:p>9.780</text:p>
          </table:table-cell>
          <table:table-cell table:formula="of:=LOG([.B4])" office:value-type="float" office:value="3.9903388547876">
            <text:p>3,99</text:p>
          </table:table-cell>
          <table:table-cell/>
          <table:table-cell table:style-name="ce4"/>
        </table:table-row>
        <table:table-row table:style-name="ro1">
          <table:table-cell table:style-name="ce2" office:value-type="float" office:value="0.001">
            <text:p>0,001</text:p>
          </table:table-cell>
          <table:table-cell office:value-type="float" office:value="270110">
            <text:p>270.110</text:p>
          </table:table-cell>
          <table:table-cell table:formula="of:=LOG([.B5])" office:value-type="float" office:value="5.43154066291543">
            <text:p>5,43</text:p>
          </table:table-cell>
          <table:table-cell/>
          <table:table-cell table:style-name="ce4"/>
        </table:table-row>
        <table:table-row table:style-name="ro1">
          <table:table-cell table:style-name="ce3" office:value-type="float" office:value="0.0001">
            <text:p>0,0001</text:p>
          </table:table-cell>
          <table:table-cell office:value-type="float" office:value="9012299">
            <text:p>9.012.299</text:p>
          </table:table-cell>
          <table:table-cell table:formula="of:=LOG([.B6])" office:value-type="float" office:value="6.95483559182853">
            <text:p>6,95</text:p>
          </table:table-cell>
          <table:table-cell/>
          <table:table-cell table:style-name="ce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>
            <draw:frame table:end-cell-address="'eps-iter'.F24" table:end-x="0.752cm" table:end-y="0.266cm" draw:z-index="0" draw:name="Number of iterations for Leduc" draw:style-name="gr1" svg:width="11.837cm" svg:height="6.986cm" svg:x="1.17cm" svg:y="0.054cm">
              <draw:object draw:notify-on-update-of-ranges="'eps-iter'.A2:'eps-iter'.A2 'eps-iter'.A3:'eps-iter'.A6 'eps-iter'.B2:'eps-iter'.B2 'eps-iter'.B3:'eps-iter'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20.05.2011</text:date>, <text:time>14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1-05-20T12:47:13.03</meta:creation-date>
    <meta:generator>OpenOffice.org/3.2$Win32 OpenOffice.org_project/320m18$Build-9502</meta:generator>
    <dc:date>2011-05-20T14:09:10.51</dc:date>
    <dc:creator>Ivan Alles</dc:creator>
    <meta:editing-duration>PT01H21M57S</meta:editing-duration>
    <meta:editing-cycles>2</meta:editing-cycles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38cm" svg:height="6.987cm" xlink:href=".." chart:class="chart:line" chart:style-name="ch1">
        <chart:title svg:x="1.659cm" svg:y="0.14cm" chart:style-name="ch2">
          <text:p>Fictious play: number of iterations for Leduc</text:p>
        </chart:title>
        <chart:legend chart:legend-position="end" svg:x="9.788cm" svg:y="3.185cm" chart:style-name="ch3"/>
        <chart:plot-area chart:style-name="ch4" table:cell-range-address="'eps-iter'.A2:'eps-iter'.B6" chart:data-source-has-labels="both" svg:x="0.236cm" svg:y="0.782cm" svg:width="9.317cm" svg:height="5.927cm">
          <chart:axis chart:dimension="x" chart:name="primary-x" chart:style-name="ch5">
            <chart:categories table:cell-range-address="'eps-iter'.A3:'eps-iter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ps-iter'.B3:'eps-iter'.B6" chart:label-cell-address="'eps-iter'.B2:'eps-iter'.B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ps-iter'.B2:'eps-iter'.B2">Iterations</text:p>
              </table:table-cell>
            </table:table-row>
          </table:table-header-rows>
          <table:table-rows>
            <table:table-row>
              <table:table-cell office:value-type="string">
                <text:p text:id="'eps-iter'.A3:'eps-iter'.A6">0,1</text:p>
              </table:table-cell>
              <table:table-cell office:value-type="float" office:value="590">
                <text:p text:id="'eps-iter'.B3:'eps-iter'.B6">590</text:p>
              </table:table-cell>
            </table:table-row>
            <table:table-row>
              <table:table-cell office:value-type="string">
                <text:p>0,01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string">
                <text:p>0,001</text:p>
              </table:table-cell>
              <table:table-cell office:value-type="float" office:value="270110">
                <text:p>270110</text:p>
              </table:table-cell>
            </table:table-row>
            <table:table-row>
              <table:table-cell office:value-type="string">
                <text:p>0,0001</text:p>
              </table:table-cell>
              <table:table-cell office:value-type="float" office:value="9012299">
                <text:p>9012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